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2c9b1" officeooo:paragraph-rsid="0002c9b1"/>
    </style:style>
    <style:style style:name="P2" style:family="paragraph" style:parent-style-name="Preformatted_20_Text">
      <style:text-properties officeooo:rsid="000305c3" officeooo:paragraph-rsid="000305c3"/>
    </style:style>
    <style:style style:name="P3" style:family="paragraph" style:parent-style-name="Preformatted_20_Text">
      <style:text-properties officeooo:rsid="000305c3" officeooo:paragraph-rsid="00047f51"/>
    </style:style>
    <style:style style:name="P4" style:family="paragraph" style:parent-style-name="Preformatted_20_Text">
      <style:text-properties style:text-position="0% 100%" fo:font-weight="bold" officeooo:rsid="0002c9b1" officeooo:paragraph-rsid="0002c9b1" style:font-weight-asian="bold" style:font-weight-complex="bold"/>
    </style:style>
    <style:style style:name="P5" style:family="paragraph" style:parent-style-name="Preformatted_20_Text">
      <style:text-properties style:text-position="0% 100%" fo:font-weight="normal" officeooo:rsid="00047f51" officeooo:paragraph-rsid="00047f51" style:font-weight-asian="normal" style:font-weight-complex="normal"/>
    </style:style>
    <style:style style:name="P6" style:family="paragraph" style:parent-style-name="Preformatted_20_Text">
      <style:text-properties officeooo:rsid="00060cfd" officeooo:paragraph-rsid="00060cfd"/>
    </style:style>
    <style:style style:name="P7" style:family="paragraph" style:parent-style-name="Preformatted_20_Text">
      <style:text-properties officeooo:rsid="00096b42" officeooo:paragraph-rsid="00096b42"/>
    </style:style>
    <style:style style:name="T1" style:family="text">
      <style:text-properties fo:font-weight="bold" officeooo:rsid="00047f51" style:font-weight-asian="bold" style:font-weight-complex="bold"/>
    </style:style>
    <style:style style:name="T2" style:family="text">
      <style:text-properties officeooo:rsid="00074713"/>
    </style:style>
    <style:style style:name="T3" style:family="text">
      <style:text-properties officeooo:rsid="00096b42"/>
    </style:style>
    <style:style style:name="T4" style:family="text">
      <style:text-properties officeooo:rsid="000a1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s for Employee administrator program</text:p>
      <text:p text:style-name="P1"/>
      <text:p text:style-name="P4"><text:span text:style-name="T2">D</text:span>ataHandlerFile and <text:span text:style-name="T2">D</text:span>ataHandlerDatabase</text:p>
      <text:p text:style-name="P1">save_employees(Employee[])</text:p>
      <text:p text:style-name="P1">save_employee(Employee)</text:p>
      <text:p text:style-name="P1">get_all_employees()</text:p>
      <text:p text:style-name="P1">get_employee(employee_id)</text:p>
      <text:p text:style-name="P1">get_employee(Employee)<text:tab/><text:tab/><text:tab/><text:tab/><text:tab/>//not sure this makes sense</text:p>
      <text:p text:style-name="P7">employee_exists(emplo<text:span text:style-name="T4">yee_id)</text:span></text:p>
      <text:p text:style-name="P2">get_statistic(statistic, group)</text:p>
      <text:p text:style-name="P2"><text:tab/>//gets statistic for the specified group. e.g. get_statistic(salary, <text:tab/>gender) will return a dictionary like this: {„female“: 999, „male“: 888}</text:p>
      <text:p text:style-name="P3"><text:tab/>showing the average value for statistic for each attribute in group</text:p>
      <text:p text:style-name="P3"><text:tab/>//<text:span text:style-name="T2">this is inherited from DataHandlerAbstract, do NOT override</text:span></text:p>
      <text:p text:style-name="P6">update_employee(employee)</text:p>
      <text:p text:style-name="P3"/>
      <text:p text:style-name="P3"><text:span text:style-name="T1">administratorGUI and administratorCMD</text:span></text:p>
      <text:p text:style-name="P5">stdOut()<text:tab/><text:tab/><text:tab/><text:tab/><text:tab/><text:tab/><text:tab/>//handle standard output</text:p>
      <text:p text:style-name="P5">stdErr()<text:tab/><text:tab/><text:tab/><text:tab/><text:tab/><text:tab/><text:tab/>//handle error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ds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ds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1:08:45.404399707</dc:date>
    <meta:editing-duration>PT1H39M4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1" meta:character-count="700" meta:non-whitespace-character-count="625"/>
  </office:meta>
</office:document-meta>
</file>